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548b9" officeooo:paragraph-rsid="000548b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2438da" officeooo:paragraph-rsid="002438d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3f2b01" officeooo:paragraph-rsid="003f2b0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411aac" officeooo:paragraph-rsid="00411aa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42c1c5" officeooo:paragraph-rsid="0042c1c5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42c1c5" officeooo:paragraph-rsid="0042c1c5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43f1cd" officeooo:paragraph-rsid="0043f1c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450362" officeooo:paragraph-rsid="00450362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451ad5" officeooo:paragraph-rsid="00451ad5" style:font-size-asian="10.5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officeooo:rsid="00451ad5" officeooo:paragraph-rsid="00451ad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46b632" officeooo:paragraph-rsid="0046b63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47178b" officeooo:paragraph-rsid="0047178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486f4f" officeooo:paragraph-rsid="00486f4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4a9a3d" officeooo:paragraph-rsid="004a9a3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4ad624" officeooo:paragraph-rsid="004a9a3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4ca327" officeooo:paragraph-rsid="004ca32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4cde9b" officeooo:paragraph-rsid="004cde9b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4e1b7c" officeooo:paragraph-rsid="004e1b7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4e6486" officeooo:paragraph-rsid="004e648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4ebe0a" officeooo:paragraph-rsid="004ebe0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4f7251" officeooo:paragraph-rsid="004f7251" style:font-size-asian="10.5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size="12pt" fo:font-weight="normal" officeooo:rsid="004f7251" officeooo:paragraph-rsid="004f725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4fca8c" officeooo:paragraph-rsid="004fca8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506320" officeooo:paragraph-rsid="0050632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52baca" officeooo:paragraph-rsid="0052bac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543a1c" officeooo:paragraph-rsid="00543a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55bf55" officeooo:paragraph-rsid="0055bf55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5736af" officeooo:paragraph-rsid="0055bf55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5736af" officeooo:paragraph-rsid="005736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5880d4" officeooo:paragraph-rsid="005880d4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59e6e8" officeooo:paragraph-rsid="0059e6e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5a40b7" officeooo:paragraph-rsid="005a40b7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5c3c82" officeooo:paragraph-rsid="005c3c82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5d8fe3" officeooo:paragraph-rsid="005d8fe3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5f41a5" officeooo:paragraph-rsid="005f41a5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6062e5" officeooo:paragraph-rsid="006062e5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6136a0" officeooo:paragraph-rsid="006136a0" style:font-size-asian="10.5pt" style:font-weight-asian="normal" style:font-size-complex="12pt" style:font-weight-complex="normal"/>
    </style:style>
    <style:style style:name="T1" style:family="text">
      <style:text-properties officeooo:rsid="003dbe18"/>
    </style:style>
    <style:style style:name="T2" style:family="text">
      <style:text-properties officeooo:rsid="00415f0a"/>
    </style:style>
    <style:style style:name="T3" style:family="text">
      <style:text-properties officeooo:rsid="00494105"/>
    </style:style>
    <style:style style:name="T4" style:family="text">
      <style:text-properties officeooo:rsid="004cb4ab"/>
    </style:style>
    <style:style style:name="T5" style:family="text">
      <style:text-properties officeooo:rsid="004ebe0a"/>
    </style:style>
    <style:style style:name="T6" style:family="text">
      <style:text-properties officeooo:rsid="00522d5c"/>
    </style:style>
    <style:style style:name="T7" style:family="text">
      <style:text-properties officeooo:rsid="0061bf5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et Cloaked. Frictionless Protection for Industrial Networks.odt</text:p>
      <text:p text:style-name="P2"><text:span text:style-name="T1">CARLOS TOMÁS MORO</text:span> – <text:span text:style-name="T1">OPSCURA</text:span></text:p>
      <text:p text:style-name="P2"/>
      <text:p text:style-name="P4">Enigmedia: enfocada al campo de la criptografía.</text:p>
      <text:p text:style-name="P5">Opscura: generar protección para redes industriales con el menos impacto posible <text:span text:style-name="T2">(sistemas que no se pueden parar, funcionan 24/7).</text:span></text:p>
      <text:p text:style-name="P5"/>
      <text:p text:style-name="P6">Productos Connect And Protect: </text:p>
      <text:list xml:id="list3194148187" text:style-name="L1">
        <text:list-item>
          <text:p text:style-name="P7">Visibilidad</text:p>
        </text:list-item>
        <text:list-item>
          <text:p text:style-name="P7">Segmentación</text:p>
        </text:list-item>
        <text:list-item>
          <text:p text:style-name="P7">Prevención de ataques</text:p>
        </text:list-item>
      </text:list>
      <text:p text:style-name="P6"/>
      <text:p text:style-name="P8">Ciberataque contra la red eléctrica ucraniana, previo a la invasión, detectada por una empresa europea.</text:p>
      <text:p text:style-name="P8"/>
      <text:p text:style-name="P8"/>
      <text:p text:style-name="P9">INTRODUCCIÓN A LA CRIPTOGRAFÍA Y RETOS FUTUROS:</text:p>
      <text:p text:style-name="P9">Uno de los campos de I+D de la empresa.</text:p>
      <text:p text:style-name="P9"/>
      <text:p text:style-name="P10">Desiderata de Kerckhoffs (1883):</text:p>
      <text:list xml:id="list3242171605" text:style-name="L2">
        <text:list-item>
          <text:p text:style-name="P11">El sistema tiene que ser indescifrable en la práctica, si no lo es matemáticamente.</text:p>
        </text:list-item>
        <text:list-item>
          <text:p text:style-name="P11">El método de cifrado…</text:p>
          <text:p text:style-name="P11">SON SEIS</text:p>
        </text:list-item>
      </text:list>
      <text:p text:style-name="P10"/>
      <text:p text:style-name="P12">Teoría de la Información de Shannon</text:p>
      <text:p text:style-name="P12"/>
      <text:p text:style-name="P13">Al principio los cifrados eran sólo de los gobiernos. A medida que las universidades fueron comunicándose por la red, no podrían permitirse que cualquier con un cable coaxial interceptara las comunicaciones.</text:p>
      <text:p text:style-name="P13"/>
      <text:p text:style-name="P14">Cuando metemos la contraseña en gmail, esa comunicación <text:span text:style-name="T3">está protegida incluso más que la contraseña, permitiendo que aunque la contraseña no sea segura no pueda ser obtenida.</text:span></text:p>
      <text:p text:style-name="P14"/>
      <text:p text:style-name="P14"/>
      <text:p text:style-name="P14">CÓMO CONSTRUIR UNA CRIPTOGRAFÍA FUERTE:</text:p>
      <text:p text:style-name="P14">Fáciles de usar, pero seguras y fuertes.</text:p>
      <text:p text:style-name="P14">Una función fácil y sencilla en una dirección pero muy difícil en la contraria.</text:p>
      <text:p text:style-name="P14">Con números primos, fácil multiplicar pero muy difícil saber qué número lo divide (fuerza bruta)</text:p>
      <text:p text:style-name="P15">La mayoría de sistemas se basan en una criptografía híbrida.</text:p>
      <text:p text:style-name="P16"/>
      <text:p text:style-name="P17">Diffie_Hellman: claves efímeras de sesión sin usar números premios. Se explica bien con colores. <text:span text:style-name="T4">Se usa para contraseñas muy largas cuando el navegador realiza una conexión HTTPS. Son efímeras, y después no se pueden volver a ellas ni obtener las claves que han utilizado.</text:span></text:p>
      <text:p text:style-name="P17"/>
      <text:p text:style-name="P17"/>
      <text:p text:style-name="P18">GOOGLE PUSO EN EL CÓDIGO FUENTE DE GMAIL QUÉ CADENAS O FIRMAS DE AUTENTICACIÓN PERMITE PARA QUE NO SE PONGA UN INTERMEDIARIO CON UN CERTIFICADO FAKE QUE NOS RASTREE, NOTICIA GOBIERNO FRANCÉS. <text:span text:style-name="T7">(Pinnear, marca la cadena de certificados en la que confía, sólo en esa, y cualquier otra será rechazada)</text:span></text:p>
      <text:p text:style-name="P18"/>
      <text:p text:style-name="P19"><text:soft-page-break/>CRIPTOGRAFÍA DE BAJO CONSUMO:</text:p>
      <text:p text:style-name="P20">Parecido a una clave RSA mediante una curva elíptica y la intersección. Seguridad equivalente y menos coste. Google lo usa.</text:p>
      <text:p text:style-name="P20">AES para autenticación en tiempo real no es viable → cifrado de flujo, se prescinde un poco de la seguridad, útil para cosas no repetitivas como la voz o el tono con el que vamos a decir la siguiente palabra. <text:span text:style-name="T5">Por ejemplo, el cifrado en flujo no sería apto para cifrar la temperatura de un aula que cambia poco.</text:span></text:p>
      <text:p text:style-name="P21">Emplea un bloque AES que lo reutiliza y junto con otrass funciones cifra el contenido.</text:p>
      <text:p text:style-name="P21"/>
      <text:p text:style-name="P22">Cada año se sacan más foto que el anterior y todos los anteriores.</text:p>
      <text:p text:style-name="P22"/>
      <text:p text:style-name="P22">Consumo de energía: </text:p>
      <text:list xml:id="list3130276480" text:style-name="L3">
        <text:list-item>
          <text:p text:style-name="P23">47% cifrados</text:p>
        </text:list-item>
        <text:list-item>
          <text:p text:style-name="P23">53% transmisión</text:p>
        </text:list-item>
      </text:list>
      <text:p text:style-name="P22">soluciones: aumentar el tamaño del hardware y coste adicional: se incorporan una puertas lógicas en el hardware que implemente el AES, hardware dedicado.</text:p>
      <text:p text:style-name="P24">Un certificado digital consumiría muchísimo más.</text:p>
      <text:p text:style-name="P24"/>
      <text:p text:style-name="P24"/>
      <text:p text:style-name="P25">OPSCURA CHAOS:</text:p>
      <text:p text:style-name="P25">manteniendo la seguridad de AES, o siéndolo más, aumenta la performance (el rendimiento del dispositivo).</text:p>
      <text:p text:style-name="P25">Las subestaciones tienen que mantenerse a 50Hz. <text:span text:style-name="T6">Publicaron un paper junto con Arteche (proveedor de subestaciones) que con CHAOS se mantenían esas latencias al cifrar el GOOSE.</text:span></text:p>
      <text:p text:style-name="P25"/>
      <text:p text:style-name="P26">BITCOIN:</text:p>
      <text:p text:style-name="P26">Ledger o bizum son libros de contabilidad, no se mueve dinero.</text:p>
      <text:p text:style-name="P27">Problema de los generales bizantinos.</text:p>
      <text:p text:style-name="P28">Proof of Stake: Ethereum.</text:p>
      <text:p text:style-name="P29">--</text:p>
      <text:p text:style-name="P30">Se usan funciones hash como mecanismo de Proof of Work</text:p>
      <text:p text:style-name="P30">Firmas digitales y hashes para resumir la cadena anteriores</text:p>
      <text:p text:style-name="P30">...</text:p>
      <text:p text:style-name="P30">--</text:p>
      <text:p text:style-name="P30">Ningún concepto es nuevo, pero la agrupación de ellos sí.</text:p>
      <text:p text:style-name="P30">--</text:p>
      <text:p text:style-name="P31">Es inmutable, y va en contrar del derecho al olvido.</text:p>
      <text:p text:style-name="P31"/>
      <text:p text:style-name="P31"/>
      <text:p text:style-name="P32">CRIPTOGRAFÍA POST-CUÁNTICA</text:p>
      <text:p text:style-name="P33">un ordenador cuántico se basa en Qubits, una variables puede tener varios estados.</text:p>
      <text:p text:style-name="P34">Puerta de Toffoli: puerta lógica basada en Qubits.</text:p>
      <text:p text:style-name="P35">Con computación cuántica se puede hacer rápidamente la factorización de números primos.</text:p>
      <text:p text:style-name="P36">RSA roto.</text:p>
      <text:p text:style-name="P36">Curva elíptica roto</text:p>
      <text:p text:style-name="P36">DSA roto</text:p>
      <text:p text:style-name="P36">Diffie-Hellman roto.</text:p>
      <text:p text:style-name="P36"/>
      <text:p text:style-name="P36">AES y Triple DES, x2 Clave</text:p>
      <text:p text:style-name="P36"/>
      <text:p text:style-name="P36"><text:soft-page-break/>resto, aumentar clave.</text:p>
      <text:p text:style-name="P36"/>
      <text:p text:style-name="P37">Iniciativas quantum-safe.</text:p>
      <text:p text:style-name="P38">La matemática del caos es quantum-safe, y el producto OPSCURA CHAOS lo esw.</text:p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3:01:44.648141092</meta:creation-date>
    <meta:generator>LibreOffice/7.3.7.2$Linux_X86_64 LibreOffice_project/30$Build-2</meta:generator>
    <dc:date>2023-12-14T13:00:33.174986952</dc:date>
    <meta:editing-duration>PT2H47M38S</meta:editing-duration>
    <meta:editing-cycles>87</meta:editing-cycles>
    <meta:document-statistic meta:table-count="0" meta:image-count="0" meta:object-count="0" meta:page-count="3" meta:paragraph-count="63" meta:word-count="642" meta:character-count="3956" meta:non-whitespace-character-count="3382"/>
  </office:meta>
</office:document-meta>
</file>